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fo:margin-top="0.05in" fo:margin-bottom="0.05in" table:align="margins"/>
    </style:style>
    <style:style style:name="Table1.A" style:family="table-column">
      <style:table-column-properties style:column-width="1.2819in" style:rel-column-width="12546*"/>
    </style:style>
    <style:style style:name="Table1.B" style:family="table-column">
      <style:table-column-properties style:column-width="5.4132in" style:rel-column-width="52989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36872" officeooo:paragraph-rsid="00036872"/>
    </style:style>
    <style:style style:name="P4" style:family="paragraph" style:parent-style-name="Text_20_body">
      <style:text-properties fo:language="en" fo:country="US" officeooo:paragraph-rsid="0005ee3f"/>
    </style:style>
    <style:style style:name="P5" style:family="paragraph" style:parent-style-name="Text_20_body">
      <style:text-properties fo:language="en" fo:country="US" officeooo:rsid="00036872" officeooo:paragraph-rsid="0005ee3f"/>
    </style:style>
    <style:style style:name="P6" style:family="paragraph" style:parent-style-name="Text_20_body">
      <style:text-properties fo:language="en" fo:country="US" officeooo:rsid="000a5b5b" officeooo:paragraph-rsid="000c22f8"/>
    </style:style>
    <style:style style:name="P7" style:family="paragraph" style:parent-style-name="Text_20_body">
      <style:text-properties officeooo:paragraph-rsid="000c22f8"/>
    </style:style>
    <style:style style:name="P8" style:family="paragraph" style:parent-style-name="Heading">
      <style:text-properties officeooo:rsid="000c22f8"/>
    </style:style>
    <style:style style:name="P9" style:family="paragraph" style:parent-style-name="Table_20_Contents">
      <style:text-properties style:font-name="Calibri" officeooo:rsid="000c22f8" officeooo:paragraph-rsid="000c22f8"/>
    </style:style>
    <style:style style:name="P10" style:family="paragraph" style:parent-style-name="Table_20_Contents">
      <style:text-properties style:font-name="Calibri" officeooo:rsid="000c22f8" officeooo:paragraph-rsid="000dc15b"/>
    </style:style>
    <style:style style:name="P11" style:family="paragraph" style:parent-style-name="Table_20_Contents">
      <style:text-properties style:font-name="Calibri" officeooo:rsid="000dfa35" officeooo:paragraph-rsid="000dfa35"/>
    </style:style>
    <style:style style:name="P12" style:family="paragraph" style:parent-style-name="Table_20_Contents">
      <style:text-properties style:font-name="Calibri" officeooo:rsid="000dc15b" officeooo:paragraph-rsid="000dc15b"/>
    </style:style>
    <style:style style:name="P13" style:family="paragraph" style:parent-style-name="Text_20_body">
      <style:paragraph-properties fo:break-before="page"/>
      <style:text-properties fo:language="en" fo:country="US" officeooo:rsid="000a5b5b" officeooo:paragraph-rsid="000c22f8"/>
    </style:style>
    <style:style style:name="P14" style:family="paragraph" style:parent-style-name="Heading_20_1">
      <style:text-properties officeooo:rsid="00036872" officeooo:paragraph-rsid="00036872"/>
    </style:style>
    <style:style style:name="P15" style:family="paragraph" style:parent-style-name="Heading_20_2">
      <style:text-properties officeooo:rsid="00107e57" officeooo:paragraph-rsid="00107e57"/>
    </style:style>
    <style:style style:name="P16" style:family="paragraph" style:parent-style-name="Heading_20_2">
      <style:text-properties officeooo:rsid="0005ee3f" officeooo:paragraph-rsid="0005ee3f"/>
    </style:style>
    <style:style style:name="P17" style:family="paragraph" style:parent-style-name="Heading_20_2">
      <style:text-properties officeooo:rsid="00036872" officeooo:paragraph-rsid="00036872"/>
    </style:style>
    <style:style style:name="P18" style:family="paragraph" style:parent-style-name="Heading_20_2">
      <style:text-properties officeooo:paragraph-rsid="00127b71"/>
    </style:style>
    <style:style style:name="P19" style:family="paragraph" style:parent-style-name="Heading_20_2">
      <style:text-properties officeooo:paragraph-rsid="00141822"/>
    </style:style>
    <style:style style:name="P20" style:family="paragraph" style:parent-style-name="Heading_20_2">
      <style:text-properties officeooo:paragraph-rsid="001745b6"/>
    </style:style>
    <style:style style:name="P2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05ee3f" officeooo:paragraph-rsid="0005ee3f"/>
    </style:style>
    <style:style style:name="P24" style:family="paragraph" style:parent-style-name="Text_20_body" style:list-style-name="L1">
      <style:text-properties officeooo:rsid="00107e57" officeooo:paragraph-rsid="00107e57"/>
    </style:style>
    <style:style style:name="P25" style:family="paragraph" style:parent-style-name="Text_20_body" style:list-style-name="L4">
      <style:text-properties officeooo:rsid="00107e57" officeooo:paragraph-rsid="00107e57"/>
    </style:style>
    <style:style style:name="P26" style:family="paragraph" style:parent-style-name="Text_20_body">
      <style:text-properties officeooo:rsid="00107e57" officeooo:paragraph-rsid="00107e57"/>
    </style:style>
    <style:style style:name="P27" style:family="paragraph" style:parent-style-name="Text_20_body" style:list-style-name="L5">
      <style:text-properties officeooo:rsid="00107e57" officeooo:paragraph-rsid="00107e57"/>
    </style:style>
    <style:style style:name="P28" style:family="paragraph" style:parent-style-name="Text_20_body">
      <style:text-properties officeooo:rsid="00107e57" officeooo:paragraph-rsid="00127b71"/>
    </style:style>
    <style:style style:name="P29" style:family="paragraph" style:parent-style-name="Text_20_body" style:list-style-name="L6">
      <style:text-properties officeooo:rsid="00107e57" officeooo:paragraph-rsid="00127b71"/>
    </style:style>
    <style:style style:name="P30" style:family="paragraph" style:parent-style-name="Text_20_body" style:list-style-name="L2">
      <style:text-properties officeooo:paragraph-rsid="00107e57"/>
    </style:style>
    <style:style style:name="P31" style:family="paragraph" style:parent-style-name="Text_20_body" style:list-style-name="L2">
      <style:text-properties officeooo:rsid="0010f99e" officeooo:paragraph-rsid="0010f99e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officeooo:rsid="0007cbf2" officeooo:paragraph-rsid="000fba20"/>
    </style:style>
    <style:style style:name="P34" style:family="paragraph" style:parent-style-name="Text_20_body" style:list-style-name="L7"/>
    <style:style style:name="P35" style:family="paragraph" style:parent-style-name="Text_20_body" style:list-style-name="L7">
      <style:text-properties officeooo:paragraph-rsid="0012bc6f"/>
    </style:style>
    <style:style style:name="P36" style:family="paragraph" style:parent-style-name="Text_20_body">
      <style:text-properties officeooo:paragraph-rsid="00141822"/>
    </style:style>
    <style:style style:name="P37" style:family="paragraph" style:parent-style-name="Text_20_body" style:list-style-name="L8">
      <style:text-properties officeooo:paragraph-rsid="00141822"/>
    </style:style>
    <style:style style:name="P38" style:family="paragraph" style:parent-style-name="Text_20_body" style:list-style-name="L8">
      <style:text-properties officeooo:paragraph-rsid="001745b6"/>
    </style:style>
    <style:style style:name="P39" style:family="paragraph" style:parent-style-name="Text_20_body" style:list-style-name="L8">
      <style:text-properties fo:color="#ff0000" officeooo:paragraph-rsid="00141822"/>
    </style:style>
    <style:style style:name="P40" style:family="paragraph" style:parent-style-name="Text_20_body" style:list-style-name="L10">
      <style:text-properties officeooo:paragraph-rsid="0015d14e"/>
    </style:style>
    <style:style style:name="P41" style:family="paragraph" style:parent-style-name="Text_20_body">
      <style:text-properties officeooo:paragraph-rsid="0015d14e"/>
    </style:style>
    <style:style style:name="P42" style:family="paragraph" style:parent-style-name="Text_20_body" style:list-style-name="L11">
      <style:text-properties officeooo:paragraph-rsid="0015d14e"/>
    </style:style>
    <style:style style:name="P43" style:family="paragraph" style:parent-style-name="Text_20_body" style:list-style-name="L12">
      <style:text-properties officeooo:paragraph-rsid="0015d14e"/>
    </style:style>
    <style:style style:name="P44" style:family="paragraph" style:parent-style-name="Text_20_body" style:list-style-name="L13">
      <style:text-properties officeooo:paragraph-rsid="0015d14e"/>
    </style:style>
    <style:style style:name="P45" style:family="paragraph" style:parent-style-name="Text_20_body" style:list-style-name="L14">
      <style:text-properties officeooo:paragraph-rsid="0015d14e"/>
    </style:style>
    <style:style style:name="P46" style:family="paragraph" style:parent-style-name="Text_20_body" style:list-style-name="L15">
      <style:text-properties officeooo:paragraph-rsid="0015d14e"/>
    </style:style>
    <style:style style:name="P47" style:family="paragraph" style:parent-style-name="Text_20_body" style:list-style-name="L16">
      <style:text-properties officeooo:paragraph-rsid="0015d14e"/>
    </style:style>
    <style:style style:name="P48" style:family="paragraph" style:parent-style-name="Text_20_body" style:list-style-name="L17">
      <style:text-properties officeooo:paragraph-rsid="0015d14e"/>
    </style:style>
    <style:style style:name="P49" style:family="paragraph" style:parent-style-name="Text_20_body" style:list-style-name="L18">
      <style:text-properties officeooo:paragraph-rsid="0015d14e"/>
    </style:style>
    <style:style style:name="P50" style:family="paragraph" style:parent-style-name="Text_20_body" style:list-style-name="L19">
      <style:text-properties officeooo:paragraph-rsid="001745b6"/>
    </style:style>
    <style:style style:name="T1" style:family="text">
      <style:text-properties officeooo:rsid="0005ee3f"/>
    </style:style>
    <style:style style:name="T2" style:family="text">
      <style:text-properties officeooo:rsid="0007cbf2"/>
    </style:style>
    <style:style style:name="T3" style:family="text">
      <style:text-properties officeooo:rsid="000a5b5b"/>
    </style:style>
    <style:style style:name="T4" style:family="text">
      <style:text-properties officeooo:rsid="00036872"/>
    </style:style>
    <style:style style:name="T5" style:family="text">
      <style:text-properties officeooo:rsid="000c22f8"/>
    </style:style>
    <style:style style:name="T6" style:family="text">
      <style:text-properties officeooo:rsid="000dc15b"/>
    </style:style>
    <style:style style:name="T7" style:family="text">
      <style:text-properties officeooo:rsid="000dfa35"/>
    </style:style>
    <style:style style:name="T8" style:family="text">
      <style:text-properties officeooo:rsid="000fba20"/>
    </style:style>
    <style:style style:name="T9" style:family="text">
      <style:text-properties officeooo:rsid="00107e57"/>
    </style:style>
    <style:style style:name="T10" style:family="text">
      <style:text-properties officeooo:rsid="0010f99e"/>
    </style:style>
    <style:style style:name="T11" style:family="text">
      <style:text-properties officeooo:rsid="00127b71"/>
    </style:style>
    <style:style style:name="T12" style:family="text">
      <style:text-properties officeooo:rsid="0012bc6f"/>
    </style:style>
    <style:style style:name="T13" style:family="text">
      <style:text-properties officeooo:rsid="00141822"/>
    </style:style>
    <style:style style:name="T14" style:family="text">
      <style:text-properties officeooo:rsid="0015d14e"/>
    </style:style>
    <style:style style:name="T15" style:family="text">
      <style:text-properties officeooo:rsid="001745b6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ull Game Definition Draft</text:p>
      <text:p text:style-name="P7"><text:a xlink:type="simple" xlink:href="http://remake.twelvepm.de/"><text:span text:style-name="T5">Imperialism Remake</text:span></text:a><text:span text:style-name="T5"> </text:span><text:span text:style-name="T15">by </text:span><text:a xlink:type="simple" xlink:href="mailto:trilarion@twelvepm.de?subject=Imperialism Remake"><text:span text:style-name="T15">Trilarion</text:span></text:a></text:p>
      <text:p text:style-name="P4"><text:span text:style-name="T4">Last updated: </text:span><text:span text:style-name="T4"><text:modification-date style:data-style-name="N81">15. August 2013</text:modification-date></text:span><text:span text:style-name="T4"> (</text:span><text:span text:style-name="T1">rev </text:span><text:span text:style-name="T4"><text:editing-cycles>10</text:editing-cycles></text:span><text:span text:style-name="T4">)</text:span></text:p>
      <text:p text:style-name="P5"/>
      <text:p text:style-name="Text_20_body"><text:span text:style-name="Strong_20_Emphasis"><text:span text:style-name="T3">Abbreviations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I</text:p>
          </table:table-cell>
          <table:table-cell table:style-name="Table1.B3" office:value-type="string">
            <text:p text:style-name="P11">Artificial intelligen<text:span text:style-name="T9">ce</text:span></text:p>
          </table:table-cell>
        </table:table-row>
        <table:table-row>
          <table:table-cell table:style-name="Table1.A1" office:value-type="string">
            <text:p text:style-name="P12">GP</text:p>
          </table:table-cell>
          <table:table-cell table:style-name="Table1.B3" office:value-type="string">
            <text:p text:style-name="P10"><text:span text:style-name="T6">Great </text:span><text:span text:style-name="T7">p</text:span><text:span text:style-name="T6">ower</text:span></text:p>
          </table:table-cell>
        </table:table-row>
        <table:table-row>
          <table:table-cell table:style-name="Table1.A1" office:value-type="string">
            <text:p text:style-name="P12">MN</text:p>
          </table:table-cell>
          <table:table-cell table:style-name="Table1.B3" office:value-type="string">
            <text:p text:style-name="P10"><text:span text:style-name="T6">Minor </text:span><text:span text:style-name="T7">n</text:span><text:span text:style-name="T6">ation</text:span></text:p>
          </table:table-cell>
        </table:table-row>
        <table:table-row>
          <table:table-cell table:style-name="Table1.A1" office:value-type="string">
            <text:p text:style-name="P12">MP</text:p>
          </table:table-cell>
          <table:table-cell table:style-name="Table1.B4" office:value-type="string">
            <text:p text:style-name="P9"><text:span text:style-name="T7">M</text:span>ultiplayer</text:p>
          </table:table-cell>
        </table:table-row>
      </table:table>
      <text:p text:style-name="P6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</text:p>
          </text:index-title>
          <text:p text:style-name="P21"><text:a xlink:type="simple" xlink:href="#__RefHeading__287_178814659" text:style-name="Index_20_Link" text:visited-style-name="Index_20_Link">1 Game Philosophy <text:tab/> 3</text:a></text:p>
          <text:p text:style-name="P21"><text:a xlink:type="simple" xlink:href="#__RefHeading__289_178814659" text:style-name="Index_20_Link" text:visited-style-name="Index_20_Link">2 General Settings <text:tab/> 4</text:a></text:p>
          <text:p text:style-name="P22"><text:a xlink:type="simple" xlink:href="#__RefHeading__2969_484772304" text:style-name="Index_20_Link" text:visited-style-name="Index_20_Link">2.1 Map and Terrain <text:tab/> 4</text:a></text:p>
          <text:p text:style-name="P22"><text:a xlink:type="simple" xlink:href="#__RefHeading__291_178814659" text:style-name="Index_20_Link" text:visited-style-name="Index_20_Link">2.2 Victory Conditions <text:tab/> 4</text:a></text:p>
          <text:p text:style-name="P21"><text:a xlink:type="simple" xlink:href="#__RefHeading__293_178814659" text:style-name="Index_20_Link" text:visited-style-name="Index_20_Link">3 Economics <text:tab/> 5</text:a></text:p>
          <text:p text:style-name="P21"><text:a xlink:type="simple" xlink:href="#__RefHeading__295_178814659" text:style-name="Index_20_Link" text:visited-style-name="Index_20_Link">4 Industry and Infrastructure <text:tab/> 6</text:a></text:p>
          <text:p text:style-name="P22"><text:a xlink:type="simple" xlink:href="#__RefHeading__2971_484772304" text:style-name="Index_20_Link" text:visited-style-name="Index_20_Link">4.1 Resources <text:tab/> 6</text:a></text:p>
          <text:p text:style-name="P22"><text:a xlink:type="simple" xlink:href="#__RefHeading__2973_484772304" text:style-name="Index_20_Link" text:visited-style-name="Index_20_Link">4.2 Transportation <text:tab/> 6</text:a></text:p>
          <text:p text:style-name="P22"><text:a xlink:type="simple" xlink:href="#__RefHeading__2975_484772304" text:style-name="Index_20_Link" text:visited-style-name="Index_20_Link">4.3 Production <text:tab/> 6</text:a></text:p>
          <text:p text:style-name="P21"><text:a xlink:type="simple" xlink:href="#__RefHeading__297_178814659" text:style-name="Index_20_Link" text:visited-style-name="Index_20_Link">5 Diplomacy <text:tab/> 8</text:a></text:p>
          <text:p text:style-name="P21"><text:a xlink:type="simple" xlink:href="#__RefHeading__299_178814659" text:style-name="Index_20_Link" text:visited-style-name="Index_20_Link">6 Research <text:tab/> 9</text:a></text:p>
          <text:p text:style-name="P21"><text:a xlink:type="simple" xlink:href="#__RefHeading__301_178814659" text:style-name="Index_20_Link" text:visited-style-name="Index_20_Link">7 Military <text:tab/> 10</text:a></text:p>
          <text:p text:style-name="P21"><text:a xlink:type="simple" xlink:href="#__RefHeading__303_178814659" text:style-name="Index_20_Link" text:visited-style-name="Index_20_Link">8 Combat <text:tab/> 11</text:a></text:p>
          <text:p text:style-name="P21"><text:a xlink:type="simple" xlink:href="#__RefHeading__305_178814659" text:style-name="Index_20_Link" text:visited-style-name="Index_20_Link">9 Scenarios <text:tab/> 12</text:a></text:p>
          <text:p text:style-name="P22"><text:a xlink:type="simple" xlink:href="#__RefHeading__307_178814659" text:style-name="Index_20_Link" text:visited-style-name="Index_20_Link">9.1 Europe 1814 <text:tab/> 12</text:a></text:p>
          <text:p text:style-name="P21"><text:a xlink:type="simple" xlink:href="#__RefHeading__309_178814659" text:style-name="Index_20_Link" text:visited-style-name="Index_20_Link">10 Statistics <text:tab/> 13</text:a></text:p>
          <text:p text:style-name="P21"><text:a xlink:type="simple" xlink:href="#__RefHeading__311_178814659" text:style-name="Index_20_Link" text:visited-style-name="Index_20_Link">11 AI <text:tab/> 14</text:a></text:p>
          <text:p text:style-name="P21"><text:a xlink:type="simple" xlink:href="#__RefHeading__313_178814659" text:style-name="Index_20_Link" text:visited-style-name="Index_20_Link">12 Ideas for the future <text:tab/> 15</text:a></text:p>
        </text:index-body>
      </text:table-of-content>
      <text:p text:style-name="P6"/>
      <text:h text:style-name="P14" text:outline-level="1"><text:bookmark-start text:name="__RefHeading__287_178814659"/>Game Philosophy<text:bookmark-end text:name="__RefHeading__287_178814659"/></text:h>
      <text:p text:style-name="P3"/>
      <text:h text:style-name="P14" text:outline-level="1"><text:bookmark-start text:name="__RefHeading__289_178814659"/>General Settings<text:bookmark-end text:name="__RefHeading__289_178814659"/></text:h>
      <text:list xml:id="list31422234" text:style-name="L1">
        <text:list-item>
          <text:p text:style-name="P23">4 turns per year (seasons), earliest start 1814, usual end 1914 (400 turns) but continues running if player<text:span text:style-name="T6">s</text:span> want to</text:p>
        </text:list-item>
        <text:list-item>
          <text:p text:style-name="P23"><text:span text:style-name="Strong_20_Emphasis"><text:span text:style-name="T6">Great powers</text:span></text:span><text:span text:style-name="T6"> (GP)</text:span> and <text:span text:style-name="T7">M</text:span><text:span text:style-name="Strong_20_Emphasis">inor nations</text:span> <text:span text:style-name="T6">(MN); </text:span><text:span text:style-name="T7">defines their behavior as AI; players can however choose to play any nation; <text:s/>playing a MN is not recommended though</text:span></text:p>
        </text:list-item>
        <text:list-item>
          <text:p text:style-name="P24">Limit of 10 GP and 20 MN per game</text:p>
        </text:list-item>
      </text:list>
      <text:h text:style-name="P15" text:outline-level="2"><text:bookmark-start text:name="__RefHeading__2969_484772304"/>Map and Terrain<text:bookmark-end text:name="__RefHeading__2969_484772304"/></text:h>
      <text:list xml:id="list31430598" text:style-name="L2">
        <text:list-item>
          <text:p text:style-name="P31">Map: staggered layout (every second row is shifted by half a tile, so every tile has six neighbours: NW, W, SW, SE, E, NE) and no wrapping of the map</text:p>
        </text:list-item>
        <text:list-item>
          <text:p text:style-name="P30"><text:span text:style-name="T9">Only a few </text:span><text:span text:style-name="T11">basic </text:span><text:span text:style-name="T9">terrain types: desert, plain, swamp, jungle, hills, mountains, tundra, </text:span><text:span text:style-name="T11">coastal sea, </text:span><text:span text:style-name="T9">ocean</text:span></text:p>
        </text:list-item>
      </text:list>
      <text:h text:style-name="P16" text:outline-level="2"><text:bookmark-start text:name="__RefHeading__291_178814659"/>Victory Conditions<text:bookmark-end text:name="__RefHeading__291_178814659"/></text:h>
      <text:list xml:id="list31406183" text:style-name="L3">
        <text:list-item>
          <text:p text:style-name="P32"><text:span text:style-name="Strong_20_Emphasis">Military victory </text:span><text:span text:style-name="T2">60</text:span>% of provinces conquered <text:span text:style-name="T2">(including colonies), </text:span><text:span text:style-name="T3">the game immediately ends, </text:span><text:span text:style-name="T6">MP or non-MP games can be continued if desired</text:span></text:p>
        </text:list-item>
        <text:list-item>
          <text:p text:style-name="P33"><text:span text:style-name="Strong_20_Emphasis">Diplomatic victory</text:span> <text:span text:style-name="T3">Owning less than 60% of the provinces but being so advanced that the world admires you. Can be achieved during a "world congress". Each 10 years after the first 40 years there is such a congress where every province has one vote. </text:span><text:span text:style-name="T8">With 60% or more of the votes a nation can also become winner. Each province votes with 80% chance for their owning nation (except provinces of MN). Provinces of MN and all other provinces with 20% chance vote according to greatness of each GP. For this a normalized score is calculated for all GP </text:span>(<text:span text:style-name="T8">individual score = (</text:span>diplomatic standing 30% (being peaceful helps here), military power 20%, owned territory 20%, industrial output 20% (smoothed over the last 5 years), tech advances 10%<text:span text:style-name="T8">)</text:span> <text:span text:style-name="T8">divided by sum of individual scores of all GP</text:span>) <text:span text:style-name="T8">and the provinces vote then according to this chances.</text:span></text:p>
          <text:p text:style-name="P33"><text:line-break/></text:p>
        </text:list-item>
      </text:list>
      <text:h text:style-name="P14" text:outline-level="1"><text:bookmark-start text:name="__RefHeading__293_178814659"/>Economics<text:bookmark-end text:name="__RefHeading__293_178814659"/></text:h>
      <text:p text:style-name="P3"/>
      <text:h text:style-name="P14" text:outline-level="1"><text:bookmark-start text:name="__RefHeading__295_178814659"/>Industry and Infrastructure<text:bookmark-end text:name="__RefHeading__295_178814659"/></text:h>
      <text:h text:style-name="P18" text:outline-level="2"><text:bookmark-start text:name="__RefHeading__2971_484772304"/><text:span text:style-name="T11">Resource</text:span><text:span text:style-name="T13">s</text:span><text:bookmark-end text:name="__RefHeading__2971_484772304"/></text:h>
      <text:list xml:id="list31536941" text:style-name="L7">
        <text:list-item>
          <text:p text:style-name="P35"><text:span text:style-name="Strong_20_Emphasis"><text:span text:style-name="T12">Food </text:span></text:span><text:span text:style-name="Strong_20_Emphasis"><text:span text:style-name="T11">Resources</text:span></text:span><text:span text:style-name="T11"> </text:span><text:span text:style-name="T9">orchard (on a plain) delivers apples, farm (on a plain) delivers wheat,</text:span><text:span text:style-name="T12"> cattle farm (on a plain) delivers meat, </text:span><text:span text:style-name="T11">fishing ground (on coastal sea) delivers fish </text:span><text:span text:style-name="T12">(fish and cattle meat are combined into one quantity for transport and further processing: fish&amp;meat, </text:span><text:span text:style-name="T14">the same goes for grain&amp;apple</text:span><text:span text:style-name="T12">)</text:span></text:p>
        </text:list-item>
        <text:list-item>
          <text:p text:style-name="P35"><text:span text:style-name="Strong_20_Emphasis"><text:span text:style-name="T12">Other </text:span></text:span><text:span text:style-name="Strong_20_Emphasis"><text:span text:style-name="T11">Resources</text:span></text:span><text:span text:style-name="T9"> forest or scrub forest (on a plain) delivers wood, oil sources </text:span><text:span text:style-name="T10">(in swamps or deserts) deliver oil, mines (on hills or mountains) deliver ore or coal, </text:span><text:span text:style-name="T12">gold </text:span><text:span text:style-name="T11">mines (in mountains) deliver gold, </text:span><text:span text:style-name="T12">sheep farms (on hills) deliver wool, cotton farms (on plains) deliver cotton (cotton and wool is combined into one quantity for transport and further processing: cotton&amp;wool)</text:span></text:p>
        </text:list-item>
        <text:list-item>
          <text:p text:style-name="P34"><text:span text:style-name="Strong_20_Emphasis"><text:span text:style-name="T12">Development</text:span></text:span><text:span text:style-name="T9"> </text:span><text:span text:style-name="T12">Every resource </text:span><text:span text:style-name="T13">deposit</text:span><text:span text:style-name="T12"> exept fish has to be developed to deliver </text:span><text:span text:style-name="T13">resources every turn (maximal development level is three)</text:span></text:p>
        </text:list-item>
      </text:list>
      <text:h text:style-name="P19" text:outline-level="2"><text:bookmark-start text:name="__RefHeading__2973_484772304"/><text:span text:style-name="T13">Transportation</text:span><text:bookmark-end text:name="__RefHeading__2973_484772304"/></text:h>
      <text:list xml:id="list32702629" text:style-name="L8">
        <text:list-item>
          <text:p text:style-name="P37"><text:span text:style-name="T13">Every resource has to be in the catchment area of a depot (either one or two tile distance depending on type of depot)</text:span></text:p>
        </text:list-item>
        <text:list-item>
          <text:p text:style-name="P38"><text:span text:style-name="T15">Every resource (except fish) delivers as many units per turn as their level is (1-3)</text:span></text:p>
        </text:list-item>
        <text:list-item>
          <text:p text:style-name="P37"><text:span text:style-name="T13">Fish needs additionally a lighthouse next to it, which then must be in the catchment area of a depot</text:span></text:p>
        </text:list-item>
        <text:list-item>
          <text:p text:style-name="P37"><text:span text:style-name="T13">Every depot must be connected by railway to the capital</text:span></text:p>
        </text:list-item>
        <text:list-item>
          <text:p text:style-name="P39"><text:span text:style-name="T13">maintenance costs??</text:span></text:p>
        </text:list-item>
      </text:list>
      <text:h text:style-name="P20" text:outline-level="2"><text:span text:style-name="T15">Development</text:span></text:h>
      <text:list xml:id="list33714877" text:style-name="L19">
        <text:list-item>
          <text:p text:style-name="P50"><text:span text:style-name="T15">Every resource can be developed up to third level</text:span></text:p>
        </text:list-item>
      </text:list>
      <text:h text:style-name="P19" text:outline-level="2"><text:bookmark-start text:name="__RefHeading__2975_484772304"/><text:span text:style-name="T13">Production</text:span><text:bookmark-end text:name="__RefHeading__2975_484772304"/></text:h>
      <text:p text:style-name="P36"><text:span text:style-name="T13">Raw materials to advanced products </text:span><text:span text:style-name="T14">(conversion ratio)</text:span></text:p>
      <text:p text:style-name="P36"><text:span text:style-name="T13">Paper mill (wood to ..)</text:span></text:p>
      <text:list xml:id="list33190164" text:style-name="L10">
        <text:list-item>
          <text:p text:style-name="P40"><text:span text:style-name="T14">wood (2) to timber (1)</text:span></text:p>
        </text:list-item>
        <text:list-item>
          <text:p text:style-name="P40"><text:span text:style-name="T14">wood (2) to paper (1)</text:span></text:p>
        </text:list-item>
      </text:list>
      <text:p text:style-name="P41"><text:soft-page-break/><text:span text:style-name="T14">Furniture factory</text:span></text:p>
      <text:list xml:id="list33647386" text:style-name="L11">
        <text:list-item>
          <text:p text:style-name="P42"><text:span text:style-name="T14">timber (2) to furniture (1)</text:span></text:p>
        </text:list-item>
      </text:list>
      <text:p text:style-name="P41"><text:span text:style-name="T14">Spinning mill</text:span></text:p>
      <text:list xml:id="list33652924" text:style-name="L12">
        <text:list-item>
          <text:p text:style-name="P43"><text:span text:style-name="T14">cotton&amp;wool (2) to cloth (1)</text:span></text:p>
        </text:list-item>
      </text:list>
      <text:p text:style-name="P41"><text:span text:style-name="T14">Clothing factory</text:span></text:p>
      <text:list xml:id="list33659836" text:style-name="L13">
        <text:list-item>
          <text:p text:style-name="P44"><text:span text:style-name="T14">cloth (2) to garment (1)</text:span></text:p>
        </text:list-item>
      </text:list>
      <text:p text:style-name="P41"><text:span text:style-name="T14">Steel mill</text:span></text:p>
      <text:list xml:id="list33669689" text:style-name="L14">
        <text:list-item>
          <text:p text:style-name="P45"><text:span text:style-name="T14">ore (1) and coal (1) to steel (1)</text:span></text:p>
        </text:list-item>
      </text:list>
      <text:p text:style-name="P41"><text:span text:style-name="T14">Tool&amp;weapon factory</text:span></text:p>
      <text:list xml:id="list33655575" text:style-name="L15">
        <text:list-item>
          <text:p text:style-name="P46"><text:span text:style-name="T14">steel (2) to tool (1) or weapon (1)</text:span></text:p>
        </text:list-item>
      </text:list>
      <text:p text:style-name="P41"><text:span text:style-name="T14">Cannery</text:span></text:p>
      <text:list xml:id="list33686895" text:style-name="L16">
        <text:list-item>
          <text:p text:style-name="P47"><text:span text:style-name="T14">grain&amp;apple (2) and meat&amp;fish (1) to can of food (1)</text:span></text:p>
        </text:list-item>
      </text:list>
      <text:p text:style-name="P41"><text:span text:style-name="T14">Refinery</text:span></text:p>
      <text:list xml:id="list33700444" text:style-name="L17">
        <text:list-item>
          <text:p text:style-name="P48"><text:span text:style-name="T14">oil (2) to fuel (1)</text:span></text:p>
        </text:list-item>
      </text:list>
      <text:p text:style-name="P41"><text:span text:style-name="T14">Train station</text:span></text:p>
      <text:list xml:id="list33690896" text:style-name="L18">
        <text:list-item>
          <text:p text:style-name="P49"><text:span text:style-name="T14">timber (1) and steel (1) to transport (1)</text:span></text:p>
        </text:list-item>
      </text:list>
      <text:p text:style-name="P41"><text:span text:style-name="T14"/></text:p>
      <text:h text:style-name="P14" text:outline-level="1"><text:bookmark-start text:name="__RefHeading__297_178814659"/>Diplomacy<text:bookmark-end text:name="__RefHeading__297_178814659"/></text:h>
      <text:p text:style-name="P3"/>
      <text:h text:style-name="P14" text:outline-level="1"><text:bookmark-start text:name="__RefHeading__299_178814659"/>Research<text:bookmark-end text:name="__RefHeading__299_178814659"/></text:h>
      <text:p text:style-name="P3"/>
      <text:h text:style-name="P14" text:outline-level="1"><text:bookmark-start text:name="__RefHeading__301_178814659"/>Military<text:bookmark-end text:name="__RefHeading__301_178814659"/></text:h>
      <text:p text:style-name="P3"/>
      <text:h text:style-name="P14" text:outline-level="1"><text:bookmark-start text:name="__RefHeading__303_178814659"/>Combat<text:bookmark-end text:name="__RefHeading__303_178814659"/></text:h>
      <text:p text:style-name="P3"/>
      <text:h text:style-name="P14" text:outline-level="1"><text:bookmark-start text:name="__RefHeading__305_178814659"/>Scenarios<text:bookmark-end text:name="__RefHeading__305_178814659"/></text:h>
      <text:p text:style-name="P3"/>
      <text:h text:style-name="P17" text:outline-level="2"><text:bookmark-start text:name="__RefHeading__307_178814659"/>Europe 1814<text:bookmark-end text:name="__RefHeading__307_178814659"/></text:h>
      <text:list xml:id="list31435285" text:style-name="L4">
        <text:list-item>
          <text:p text:style-name="P25"><text:span text:style-name="Strong_20_Emphasis">Great Powers</text:span> France, Great Britain, Prussia, Austria, Sardinia, Ottoman Empire, Russia</text:p>
        </text:list-item>
        <text:list-item>
          <text:p text:style-name="P25"><text:span text:style-name="Strong_20_Emphasis">Minor Nations</text:span> Portugal, Spain, Catalonia, Morocco, North Africa, Sicily, Egypt, Greece, Serbia, Switzerland, Bavaria, Hannover-Brunswick, Netherlands, Denmark, Sweden, Poland</text:p>
        </text:list-item>
      </text:list>
      <text:h text:style-name="P14" text:outline-level="1"><text:bookmark-start text:name="__RefHeading__309_178814659"/>Statistics<text:bookmark-end text:name="__RefHeading__309_178814659"/></text:h>
      <text:p text:style-name="P3"/>
      <text:h text:style-name="P14" text:outline-level="1"><text:bookmark-start text:name="__RefHeading__311_178814659"/>AI<text:bookmark-end text:name="__RefHeading__311_178814659"/></text:h>
      <text:p text:style-name="P28"><text:span text:style-name="T11">General requirements</text:span></text:p>
      <text:list xml:id="list31444543" text:style-name="L6">
        <text:list-item>
          <text:p text:style-name="P29"><text:span text:style-name="T11">Three difficulty level: easy, normal, challenging</text:span></text:p>
        </text:list-item>
        <text:list-item>
          <text:p text:style-name="P29"><text:span text:style-name="T11">Moderate thinking time</text:span></text:p>
        </text:list-item>
        <text:list-item>
          <text:p text:style-name="P29"><text:span text:style-name="T11">Include elements of chance, but also predictable</text:span></text:p>
        </text:list-item>
        <text:list-item>
          <text:p text:style-name="P29"><text:span text:style-name="T11">Some central switches: peacefulness, ruthlessness (diplomacy), special affections (technology, navy, ...)</text:span></text:p>
        </text:list-item>
        <text:list-item>
          <text:p text:style-name="P29"><text:span text:style-name="T11">Memorize past actions during a game (maybe also between games but then can be turned off)</text:span></text:p>
        </text:list-item>
        <text:list-item>
          <text:p text:style-name="P29"><text:span text:style-name="T11">Should communicate reasons for its actions</text:span></text:p>
        </text:list-item>
      </text:list>
      <text:p text:style-name="P26"/>
      <text:p text:style-name="P26">Minor Nations should</text:p>
      <text:list xml:id="list31426571" text:style-name="L5">
        <text:list-item>
          <text:p text:style-name="P27">act defensively (never wage war, not even on other minor nations)</text:p>
        </text:list-item>
        <text:list-item>
          <text:p text:style-name="P27">sell resources and buy consumer goods</text:p>
        </text:list-item>
      </text:list>
      <text:h text:style-name="P14" text:outline-level="1"><text:bookmark-start text:name="__RefHeading__313_178814659"/>Ideas for the future<text:bookmark-end text:name="__RefHeading__313_178814659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keep-with-next="always"/>
      <style:text-properties style:font-name="Calibri" fo:font-size="18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.2in" fo:margin-bottom="0.2in" style:contextual-spacing="false" fo:text-align="start" style:justify-single-word="false" fo:text-indent="0in" style:auto-text-indent="false" style:page-number="auto" fo:break-before="pag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margin-top="0.2in" fo:margin-bottom="0.2in" style:contextual-spacing="false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0402in" fo:margin-bottom="0in" style:contextual-spacing="false" fo:text-indent="0in" style:auto-text-indent="false" style:shadow="none">
        <style:tab-stops>
          <style:tab-stop style:position="6.6953in" style:type="right" style:leader-style="dotted" style:leader-text="."/>
        </style:tab-stops>
      </style:paragraph-properties>
      <style:text-properties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.0201in" fo:margin-bottom="0in" style:contextual-spacing="false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fo:background-color="transparent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Ideas for the future</text:chapter>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0</meta:editing-cycles>
    <meta:generator>LibreOffice/3.6$Windows_x86 LibreOffice_project/e29a214-2bbed72-0621de6-a97528c-8f066d</meta:generator>
    <dc:date>2013-08-15T14:00:43.97</dc:date>
    <meta:document-statistic meta:table-count="1" meta:image-count="0" meta:object-count="0" meta:page-count="15" meta:paragraph-count="101" meta:word-count="848" meta:character-count="4869" meta:non-whitespace-character-count="4139"/>
    <meta:user-defined meta:name="Info 1"/>
    <meta:user-defined meta:name="Info 2"/>
    <meta:user-defined meta:name="Info 3"/>
    <meta:user-defined meta:name="Info 4"/>
  </office:meta>
</office:document-meta>
</file>